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00%" fo:margin-bottom="0.397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P3" style:family="paragraph" style:parent-style-name="Heading_20_2">
      <style:paragraph-properties fo:break-before="auto" fo:line-height="100%" fo:margin-top="0cm" style:writing-mode="lr-tb"/>
    </style:style>
    <style:style style:name="T3_1" style:family="text"/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P5" style:family="paragraph" style:parent-style-name="Standard">
      <style:paragraph-properties fo:break-before="auto" fo:line-height="100%" fo:margin-bottom="0.397cm" style:writing-mode="lr-tb"/>
    </style:style>
    <style:style style:name="T5_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5_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P6" style:family="paragraph" style:parent-style-name="Heading_20_2">
      <style:paragraph-properties fo:break-before="auto" fo:line-height="100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7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7_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style:font-name="Courier New" style:font-name-asian="Courier New" style:font-name-complex="Courier New"/>
    </style:style>
    <style:style style:name="T9_2" style:family="text">
      <style:text-properties style:font-name="Courier New" style:font-name-asian="Courier New" style:font-name-complex="Courier New"/>
    </style:style>
    <style:style style:name="T9_3" style:family="text">
      <style:text-properties style:font-name="Courier New" style:font-name-asian="Courier New" style:font-name-complex="Courier New"/>
    </style:style>
    <style:style style:name="T9_4" style:family="text">
      <style:text-properties style:font-name="Courier New" style:font-name-asian="Courier New" style:font-name-complex="Courier New"/>
    </style:style>
    <style:style style:name="T9_5" style:family="text">
      <style:text-properties style:font-name="Courier New" style:font-name-asian="Courier New" style:font-name-complex="Courier New"/>
    </style:style>
    <style:style style:name="T9_6" style:family="text">
      <style:text-properties style:font-name="Courier New" style:font-name-asian="Courier New" style:font-name-complex="Courier New"/>
    </style:style>
    <style:style style:name="T9_7" style:family="text">
      <style:text-properties style:font-name="Courier New" style:font-name-asian="Courier New" style:font-name-complex="Courier New"/>
    </style:style>
    <style:style style:name="T9_8" style:family="text">
      <style:text-properties style:font-name="Courier New" style:font-name-asian="Courier New" style:font-name-complex="Courier New"/>
    </style:style>
    <style:style style:name="T9_9" style:family="text">
      <style:text-properties style:font-name="Courier New" style:font-name-asian="Courier New" style:font-name-complex="Courier New"/>
    </style:style>
    <style:style style:name="T9_10" style:family="text">
      <style:text-properties style:font-name="Courier New" style:font-name-asian="Courier New" style:font-name-complex="Courier New"/>
    </style:style>
    <style:style style:name="T9_11" style:family="text">
      <style:text-properties style:font-name="Courier New" style:font-name-asian="Courier New" style:font-name-complex="Courier New"/>
    </style:style>
    <style:style style:name="T9_12" style:family="text">
      <style:text-properties style:font-name="Courier New" style:font-name-asian="Courier New" style:font-name-complex="Courier New"/>
    </style:style>
    <style:style style:name="T9_13" style:family="text">
      <style:text-properties style:font-name="Courier New" style:font-name-asian="Courier New" style:font-name-complex="Courier New"/>
    </style:style>
    <style:style style:name="T9_14" style:family="text">
      <style:text-properties style:font-name="Courier New" style:font-name-asian="Courier New" style:font-name-complex="Courier New"/>
    </style:style>
    <style:style style:name="T9_15" style:family="text">
      <style:text-properties style:font-name="Courier New" style:font-name-asian="Courier New" style:font-name-complex="Courier New"/>
    </style:style>
    <style:style style:name="T9_16" style:family="text">
      <style:text-properties style:font-name="Courier New" style:font-name-asian="Courier New" style:font-name-complex="Courier New"/>
    </style:style>
    <style:style style:name="T9_17" style:family="text">
      <style:text-properties style:font-name="Courier New" style:font-name-asian="Courier New" style:font-name-complex="Courier New"/>
    </style:style>
    <style:style style:name="T9_18" style:family="text">
      <style:text-properties style:font-name="Courier New" style:font-name-asian="Courier New" style:font-name-complex="Courier New"/>
    </style:style>
    <style:style style:name="T9_19" style:family="text">
      <style:text-properties style:font-name="Courier New" style:font-name-asian="Courier New" style:font-name-complex="Courier New"/>
    </style:style>
    <style:style style:name="T9_20" style:family="text">
      <style:text-properties style:font-name="Courier New" style:font-name-asian="Courier New" style:font-name-complex="Courier New"/>
    </style:style>
    <style:style style:name="T9_21" style:family="text">
      <style:text-properties style:font-name="Courier New" style:font-name-asian="Courier New" style:font-name-complex="Courier New"/>
    </style:style>
    <style:style style:name="T9_22" style:family="text">
      <style:text-properties style:font-name="Courier New" style:font-name-asian="Courier New" style:font-name-complex="Courier New"/>
    </style:style>
    <style:style style:name="T9_23" style:family="text">
      <style:text-properties style:font-name="Courier New" style:font-name-asian="Courier New" style:font-name-complex="Courier New"/>
    </style:style>
    <style:style style:name="T9_24" style:family="text">
      <style:text-properties style:font-name="Courier New" style:font-name-asian="Courier New" style:font-name-complex="Courier New"/>
    </style:style>
    <style:style style:name="T9_25" style:family="text">
      <style:text-properties style:font-name="Courier New" style:font-name-asian="Courier New" style:font-name-complex="Courier New"/>
    </style:style>
    <style:style style:name="T9_26" style:family="text">
      <style:text-properties style:font-name="Courier New" style:font-name-asian="Courier New" style:font-name-complex="Courier New"/>
    </style:style>
    <style:style style:name="T9_27" style:family="text">
      <style:text-properties style:font-name="Courier New" style:font-name-asian="Courier New" style:font-name-complex="Courier New"/>
    </style:style>
    <style:style style:name="T9_28" style:family="text">
      <style:text-properties style:font-name="Courier New" style:font-name-asian="Courier New" style:font-name-complex="Courier New"/>
    </style:style>
    <style:style style:name="T9_29" style:family="text">
      <style:text-properties style:font-name="Courier New" style:font-name-asian="Courier New" style:font-name-complex="Courier New"/>
    </style:style>
    <style:style style:name="T9_30" style:family="text">
      <style:text-properties style:font-name="Courier New" style:font-name-asian="Courier New" style:font-name-complex="Courier New"/>
    </style:style>
    <style:style style:name="T9_31" style:family="text">
      <style:text-properties style:font-name="Courier New" style:font-name-asian="Courier New" style:font-name-complex="Courier New"/>
    </style:style>
    <style:style style:name="T9_32" style:family="text">
      <style:text-properties style:font-name="Courier New" style:font-name-asian="Courier New" style:font-name-complex="Courier New"/>
    </style:style>
    <style:style style:name="T9_33" style:family="text">
      <style:text-properties style:font-name="Courier New" style:font-name-asian="Courier New" style:font-name-complex="Courier New"/>
    </style:style>
    <style:style style:name="T9_34" style:family="text">
      <style:text-properties style:font-name="Courier New" style:font-name-asian="Courier New" style:font-name-complex="Courier New"/>
    </style:style>
    <style:style style:name="T9_35" style:family="text">
      <style:text-properties style:font-name="Courier New" style:font-name-asian="Courier New" style:font-name-complex="Courier New"/>
    </style:style>
    <style:style style:name="T9_36" style:family="text">
      <style:text-properties style:font-name="Courier New" style:font-name-asian="Courier New" style:font-name-complex="Courier New"/>
    </style:style>
    <style:style style:name="T9_37" style:family="text">
      <style:text-properties style:font-name="Courier New" style:font-name-asian="Courier New" style:font-name-complex="Courier New"/>
    </style:style>
    <style:style style:name="T9_38" style:family="text">
      <style:text-properties style:font-name="Courier New" style:font-name-asian="Courier New" style:font-name-complex="Courier New"/>
    </style:style>
    <style:style style:name="P10" style:family="paragraph" style:parent-style-name="Standard">
      <style:paragraph-properties fo:break-before="auto" fo:line-height="100%" fo:margin-bottom="0.397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P11" style:family="paragraph" style:parent-style-name="Heading_20_2">
      <style:paragraph-properties fo:break-before="auto" fo:line-height="100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00%" fo:margin-bottom="0.397cm" style:writing-mode="lr-tb"/>
    </style:style>
    <style:style style:name="T12_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7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9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2_10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P13" style:family="paragraph" style:parent-style-name="Heading_20_2">
      <style:paragraph-properties fo:break-before="auto" fo:line-height="100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Standard">
      <style:paragraph-properties fo:break-before="auto" fo:line-height="100%" fo:margin-bottom="0.397cm" style:writing-mode="lr-tb"/>
    </style:style>
    <style:style style:name="T15_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7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9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0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7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19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0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7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29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0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5_3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P16" style:family="paragraph" style:parent-style-name="Heading_20_2">
      <style:paragraph-properties fo:break-before="auto" fo:line-height="100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Courier New" style:font-name-asian="Courier New" style:font-name-complex="Courier New"/>
    </style:style>
    <style:style style:name="T18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7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9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0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7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19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0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7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29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0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8_3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P21" style:family="paragraph" style:parent-style-name="Standard">
      <style:paragraph-properties fo:break-before="auto" fo:line-height="100%" fo:margin-bottom="0.397cm" style:writing-mode="lr-tb"/>
    </style:style>
    <style:style style:name="T21_1" style:family="text">
      <style:text-properties style:font-name="Courier New" style:font-name-asian="Courier New" style:font-name-complex="Courier New"/>
    </style:style>
    <style:style style:name="T21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4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5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6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7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9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1_9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P22" style:family="paragraph" style:parent-style-name="Heading_20_2">
      <style:paragraph-properties fo:break-before="auto" fo:line-height="100%" fo:margin-top="0cm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font-name="Courier New" style:font-name-asian="Courier New" style:font-name-complex="Courier New"/>
    </style:style>
    <style:style style:name="T24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2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3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4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24_41" style:family="text">
      <style:text-properties style:font-name="Courier New" fo:font-size="8pt" style:font-name-asian="Courier New" style:font-size-asian="8pt" style:font-name-complex="Courier New" style:font-size-complex="8pt"/>
    </style:style>
  </office:automatic-styles>
  <office:body>
    <office:text>
      <text:h text:style-name="P1" text:outline-level="10"><text:span text:style-name="T1_1">Lab</text:span><text:span text:style-name="T1_2"><text:s/></text:span><text:span text:style-name="T1_3">Assignment</text:span><text:span text:style-name="T1_4"><text:s/>1<text:s/></text:span><text:span text:style-name="T1_5">Useful</text:span><text:span text:style-name="T1_6"><text:s/></text:span><text:span text:style-name="T1_7">Functions</text:span></text:h>
      <text:p text:style-name="P2"><text:span text:style-name="T2_1">The</text:span><text:span text:style-name="T2_2"><text:s/></text:span><text:span text:style-name="T2_3">following</text:span><text:span text:style-name="T2_4"><text:s/></text:span><text:span text:style-name="T2_5">functions</text:span><text:span text:style-name="T2_6"><text:s/></text:span><text:span text:style-name="T2_7">are</text:span><text:span text:style-name="T2_8"><text:s/></text:span><text:span text:style-name="T2_9">provided</text:span><text:span text:style-name="T2_10"><text:s/></text:span><text:span text:style-name="T2_11">for</text:span><text:span text:style-name="T2_12"><text:s/></text:span><text:span text:style-name="T2_13">your</text:span><text:span text:style-name="T2_14"><text:s/></text:span><text:span text:style-name="T2_15">benefit</text:span><text:span text:style-name="T2_16">.<text:s/></text:span><text:span text:style-name="T2_17">Feel</text:span><text:span text:style-name="T2_18"><text:s/></text:span><text:span text:style-name="T2_19">free</text:span><text:span text:style-name="T2_20"><text:s/></text:span><text:span text:style-name="T2_21">to</text:span><text:span text:style-name="T2_22"><text:s/></text:span><text:span text:style-name="T2_23">use</text:span><text:span text:style-name="T2_24"><text:s/></text:span><text:span text:style-name="T2_25">them</text:span><text:span text:style-name="T2_26"><text:s/></text:span><text:span text:style-name="T2_27">if</text:span><text:span text:style-name="T2_28"><text:s/></text:span><text:span text:style-name="T2_29">you</text:span><text:span text:style-name="T2_30"><text:s/></text:span><text:span text:style-name="T2_31">want</text:span><text:span text:style-name="T2_32">.<text:s/></text:span><text:span text:style-name="T2_33">You</text:span><text:span text:style-name="T2_34"><text:s/></text:span><text:span text:style-name="T2_35">are</text:span><text:span text:style-name="T2_36"><text:s/></text:span><text:span text:style-name="T2_37">not</text:span><text:span text:style-name="T2_38"><text:s/></text:span><text:span text:style-name="T2_39">required</text:span><text:span text:style-name="T2_40"><text:s/></text:span><text:span text:style-name="T2_41">to</text:span><text:span text:style-name="T2_42"><text:s/></text:span><text:span text:style-name="T2_43">use</text:span><text:span text:style-name="T2_44"><text:s/></text:span><text:span text:style-name="T2_45">any</text:span><text:span text:style-name="T2_46"><text:s/></text:span><text:span text:style-name="T2_47">of</text:span><text:span text:style-name="T2_48"><text:s/></text:span><text:span text:style-name="T2_49">this</text:span><text:span text:style-name="T2_50"><text:s/></text:span><text:span text:style-name="T2_51">code</text:span><text:span text:style-name="T2_52">.<text:s/></text:span><text:span text:style-name="T2_53">It</text:span><text:span text:style-name="T2_54"><text:s/></text:span><text:span text:style-name="T2_55">is</text:span><text:span text:style-name="T2_56"><text:s/></text:span><text:span text:style-name="T2_57">provided</text:span><text:span text:style-name="T2_58"><text:s/></text:span><text:span text:style-name="T2_59">to</text:span><text:span text:style-name="T2_60"><text:s/></text:span><text:span text:style-name="T2_61">help</text:span><text:span text:style-name="T2_62"><text:s/></text:span><text:span text:style-name="T2_63">you</text:span><text:span text:style-name="T2_64"><text:s/></text:span><text:span text:style-name="T2_65">brush</text:span><text:span text:style-name="T2_66"><text:s/></text:span><text:span text:style-name="T2_67">up</text:span><text:span text:style-name="T2_68"><text:s/></text:span><text:span text:style-name="T2_69">on</text:span><text:span text:style-name="T2_70"><text:s/></text:span><text:span text:style-name="T2_71">your</text:span><text:span text:style-name="T2_72"><text:s/></text:span><text:span text:style-name="T2_73">C</text:span><text:span text:style-name="T2_74"><text:s/></text:span><text:span text:style-name="T2_75">skills</text:span><text:span text:style-name="T2_76"><text:s/></text:span><text:span text:style-name="T2_77">and</text:span><text:span text:style-name="T2_78"><text:s/></text:span><text:span text:style-name="T2_79">to</text:span><text:span text:style-name="T2_80"><text:s/></text:span><text:span text:style-name="T2_81">prevent</text:span><text:span text:style-name="T2_82"><text:s/></text:span><text:span text:style-name="T2_83">you</text:span><text:span text:style-name="T2_84"><text:s/></text:span><text:span text:style-name="T2_85">from</text:span><text:span text:style-name="T2_86"><text:s/></text:span><text:span text:style-name="T2_87">spending</text:span><text:span text:style-name="T2_88"><text:s/></text:span><text:span text:style-name="T2_89">a</text:span><text:span text:style-name="T2_90"><text:s/></text:span><text:span text:style-name="T2_91">lot</text:span><text:span text:style-name="T2_92"><text:s/></text:span><text:span text:style-name="T2_93">of</text:span><text:span text:style-name="T2_94"><text:s/></text:span><text:span text:style-name="T2_95">effort</text:span><text:span text:style-name="T2_96"><text:s/></text:span><text:span text:style-name="T2_97">writing</text:span><text:span text:style-name="T2_98"><text:s/></text:span><text:span text:style-name="T2_99">a</text:span><text:span text:style-name="T2_100"><text:s/></text:span><text:span text:style-name="T2_101">parser</text:span><text:span text:style-name="T2_102"><text:s/></text:span><text:span text:style-name="T2_103">for</text:span><text:span text:style-name="T2_104"><text:s/></text:span><text:span text:style-name="T2_105">your</text:span><text:span text:style-name="T2_106"><text:s/></text:span><text:span text:style-name="T2_107">assembler</text:span><text:span text:style-name="T2_108">.</text:span></text:p>
      <text:h text:style-name="P3" text:outline-level="10"><text:span text:style-name="T3_1">Important</text:span></text:h>
      <text:p text:style-name="P4"><text:span text:style-name="T4_1">To</text:span><text:span text:style-name="T4_2"><text:s/></text:span><text:span text:style-name="T4_3">use</text:span><text:span text:style-name="T4_4"><text:s/></text:span><text:span text:style-name="T4_5">the</text:span><text:span text:style-name="T4_6"><text:s/></text:span><text:span text:style-name="T4_7">code</text:span><text:span text:style-name="T4_8"><text:s/></text:span><text:span text:style-name="T4_9">provided</text:span><text:span text:style-name="T4_10"><text:s/></text:span><text:span text:style-name="T4_11">below</text:span><text:span text:style-name="T4_12"><text:s/></text:span><text:span text:style-name="T4_13">you</text:span><text:span text:style-name="T4_14"><text:s/></text:span><text:span text:style-name="T4_15">need</text:span><text:span text:style-name="T4_16"><text:s/></text:span><text:span text:style-name="T4_17">to</text:span><text:span text:style-name="T4_18"><text:s/></text:span><text:span text:style-name="T4_19">include</text:span><text:span text:style-name="T4_20"><text:s/></text:span><text:span text:style-name="T4_21">the</text:span><text:span text:style-name="T4_22"><text:s/></text:span><text:span text:style-name="T4_23">following</text:span><text:span text:style-name="T4_24"><text:s/></text:span><text:span text:style-name="T4_25">files</text:span><text:span text:style-name="T4_26"><text:s/></text:span><text:span text:style-name="T4_27">in</text:span><text:span text:style-name="T4_28"><text:s/></text:span><text:span text:style-name="T4_29">your</text:span><text:span text:style-name="T4_30"><text:s/></text:span><text:span text:style-name="T4_31">code</text:span><text:span text:style-name="T4_32">:</text:span></text:p>
      <text:p text:style-name="P5"><text:span text:style-name="T5_1">#</text:span><text:span text:style-name="T5_2">include</text:span><text:span text:style-name="T5_3"><text:s/>&lt;</text:span><text:span text:style-name="T5_4">stdio</text:span><text:span text:style-name="T5_5">.</text:span><text:span text:style-name="T5_6">h</text:span><text:span text:style-name="T5_7">&gt;<text:tab/>/*<text:s/></text:span><text:span text:style-name="T5_8">standard</text:span><text:span text:style-name="T5_9"><text:s/></text:span><text:span text:style-name="T5_10">input</text:span><text:span text:style-name="T5_11">/</text:span><text:span text:style-name="T5_12">output</text:span><text:span text:style-name="T5_13"><text:s/></text:span><text:span text:style-name="T5_14">library</text:span><text:span text:style-name="T5_15"><text:s/>*/<text:line-break/>#</text:span><text:span text:style-name="T5_16">include</text:span><text:span text:style-name="T5_17"><text:s/>&lt;</text:span><text:span text:style-name="T5_18">stdlib</text:span><text:span text:style-name="T5_19">.</text:span><text:span text:style-name="T5_20">h</text:span><text:span text:style-name="T5_21">&gt;<text:tab/>/*<text:s/></text:span><text:span text:style-name="T5_22">Standard</text:span><text:span text:style-name="T5_23"><text:s/></text:span><text:span text:style-name="T5_24">C</text:span><text:span text:style-name="T5_25"><text:s/></text:span><text:span text:style-name="T5_26">Library</text:span><text:span text:style-name="T5_27"><text:s/>*/<text:line-break/>#</text:span><text:span text:style-name="T5_28">include</text:span><text:span text:style-name="T5_29"><text:s/>&lt;</text:span><text:span text:style-name="T5_30">string</text:span><text:span text:style-name="T5_31">.</text:span><text:span text:style-name="T5_32">h</text:span><text:span text:style-name="T5_33">&gt;<text:tab/>/*<text:s/></text:span><text:span text:style-name="T5_34">String</text:span><text:span text:style-name="T5_35"><text:s/></text:span><text:span text:style-name="T5_36">operations</text:span><text:span text:style-name="T5_37"><text:s/></text:span><text:span text:style-name="T5_38">library</text:span><text:span text:style-name="T5_39"><text:s/>*/<text:line-break/>#</text:span><text:span text:style-name="T5_40">include</text:span><text:span text:style-name="T5_41"><text:s/>&lt;</text:span><text:span text:style-name="T5_42">ctype</text:span><text:span text:style-name="T5_43">.</text:span><text:span text:style-name="T5_44">h</text:span><text:span text:style-name="T5_45">&gt;<text:tab/>/*<text:s/></text:span><text:span text:style-name="T5_46">Library</text:span><text:span text:style-name="T5_47"><text:s/></text:span><text:span text:style-name="T5_48">for</text:span><text:span text:style-name="T5_49"><text:s/></text:span><text:span text:style-name="T5_50">useful</text:span><text:span text:style-name="T5_51"><text:s/></text:span><text:span text:style-name="T5_52">character</text:span><text:span text:style-name="T5_53"><text:s/></text:span><text:span text:style-name="T5_54">operations</text:span><text:span text:style-name="T5_55"><text:s/>*/<text:line-break/>#</text:span><text:span text:style-name="T5_56">include</text:span><text:span text:style-name="T5_57"><text:s/>&lt;</text:span><text:span text:style-name="T5_58">limits</text:span><text:span text:style-name="T5_59">.</text:span><text:span text:style-name="T5_60">h</text:span><text:span text:style-name="T5_61">&gt;<text:tab/>/*<text:s/></text:span><text:span text:style-name="T5_62">Library</text:span><text:span text:style-name="T5_63"><text:s/></text:span><text:span text:style-name="T5_64">for</text:span><text:span text:style-name="T5_65"><text:s/></text:span><text:span text:style-name="T5_66">definitions</text:span><text:span text:style-name="T5_67"><text:s/></text:span><text:span text:style-name="T5_68">of</text:span><text:span text:style-name="T5_69"><text:s/></text:span><text:span text:style-name="T5_70">common</text:span><text:span text:style-name="T5_71"><text:s/></text:span><text:span text:style-name="T5_72">variable</text:span><text:span text:style-name="T5_73"><text:s/></text:span><text:span text:style-name="T5_74">type</text:span><text:span text:style-name="T5_75"><text:s/></text:span><text:span text:style-name="T5_76">characteristics</text:span><text:span text:style-name="T5_77"><text:s/>*/</text:span></text:p>
      <text:h text:style-name="P6" text:outline-level="10"><text:span text:style-name="T6_1">Parsing</text:span><text:span text:style-name="T6_2"><text:s/></text:span><text:span text:style-name="T6_3">Command</text:span><text:span text:style-name="T6_4"><text:s/></text:span><text:span text:style-name="T6_5">Line</text:span><text:span text:style-name="T6_6"><text:s/></text:span><text:span text:style-name="T6_7">Arguments</text:span></text:h>
      <text:p text:style-name="P7"><text:span text:style-name="T7_1">#</text:span><text:span text:style-name="T7_2">include</text:span><text:span text:style-name="T7_3"><text:s/>&lt;</text:span><text:span text:style-name="T7_4">stdlib</text:span><text:span text:style-name="T7_5">.</text:span><text:span text:style-name="T7_6">h</text:span><text:span text:style-name="T7_7">&gt;<text:line-break/><text:s/><text:line-break/><text:s/></text:span><text:span text:style-name="T7_8">int</text:span><text:span text:style-name="T7_9"><text:line-break/><text:s/></text:span><text:span text:style-name="T7_10">main</text:span><text:span text:style-name="T7_11">(</text:span><text:span text:style-name="T7_12">int</text:span><text:span text:style-name="T7_13"><text:s/></text:span><text:span text:style-name="T7_14">argc</text:span><text:span text:style-name="T7_15">,<text:s/></text:span><text:span text:style-name="T7_16">char</text:span><text:span text:style-name="T7_17">*<text:s/></text:span><text:span text:style-name="T7_18">argv</text:span><text:span text:style-name="T7_19">[])<text:s/>{<text:line-break/><text:line-break/><text:s text:c="5"/></text:span><text:span text:style-name="T7_20">char</text:span><text:span text:style-name="T7_21"><text:s/>*</text:span><text:span text:style-name="T7_22">prgName</text:span><text:span text:style-name="T7_23"><text:s text:c="3"/>=<text:s/></text:span><text:span text:style-name="T7_24">NULL</text:span><text:span text:style-name="T7_25">;<text:line-break/><text:s text:c="5"/></text:span><text:span text:style-name="T7_26">char</text:span><text:span text:style-name="T7_27"><text:s/>*</text:span><text:span text:style-name="T7_28">iFileName</text:span><text:span text:style-name="T7_29"><text:s/>=<text:s/></text:span><text:span text:style-name="T7_30">NULL</text:span><text:span text:style-name="T7_31">;<text:line-break/><text:s text:c="5"/></text:span><text:span text:style-name="T7_32">char</text:span><text:span text:style-name="T7_33"><text:s/>*</text:span><text:span text:style-name="T7_34">oFileName</text:span><text:span text:style-name="T7_35"><text:s/>=<text:s/></text:span><text:span text:style-name="T7_36">NULL</text:span><text:span text:style-name="T7_37">;<text:line-break/><text:line-break/><text:s text:c="5"/></text:span><text:span text:style-name="T7_38">prgName</text:span><text:span text:style-name="T7_39"><text:s text:c="3"/>=<text:s/></text:span><text:span text:style-name="T7_40">argv</text:span><text:span text:style-name="T7_41">[0];<text:line-break/><text:s text:c="5"/></text:span><text:span text:style-name="T7_42">iFileName</text:span><text:span text:style-name="T7_43"><text:s/>=<text:s/></text:span><text:span text:style-name="T7_44">argv</text:span><text:span text:style-name="T7_45">[1];<text:line-break/><text:s text:c="5"/></text:span><text:span text:style-name="T7_46">oFileName</text:span><text:span text:style-name="T7_47"><text:s/>=<text:s/></text:span><text:span text:style-name="T7_48">argv</text:span><text:span text:style-name="T7_49">[2];<text:line-break/><text:line-break/><text:s text:c="5"/></text:span><text:span text:style-name="T7_50">printf</text:span><text:span text:style-name="T7_51">("</text:span><text:span text:style-name="T7_52">program</text:span><text:span text:style-name="T7_53"><text:s/></text:span><text:span text:style-name="T7_54">name</text:span><text:span text:style-name="T7_55"><text:s/>=<text:s/>'%</text:span><text:span text:style-name="T7_56">s</text:span><text:span text:style-name="T7_57">'\</text:span><text:span text:style-name="T7_58">n</text:span><text:span text:style-name="T7_59">",<text:s/></text:span><text:span text:style-name="T7_60">prgName</text:span><text:span text:style-name="T7_61">);<text:line-break/><text:s text:c="5"/></text:span><text:span text:style-name="T7_62">printf</text:span><text:span text:style-name="T7_63">("</text:span><text:span text:style-name="T7_64">input</text:span><text:span text:style-name="T7_65"><text:s/></text:span><text:span text:style-name="T7_66">file</text:span><text:span text:style-name="T7_67"><text:s/></text:span><text:span text:style-name="T7_68">name</text:span><text:span text:style-name="T7_69"><text:s/>=<text:s/>'%</text:span><text:span text:style-name="T7_70">s</text:span><text:span text:style-name="T7_71">'\</text:span><text:span text:style-name="T7_72">n</text:span><text:span text:style-name="T7_73">",<text:s/></text:span><text:span text:style-name="T7_74">iFileName</text:span><text:span text:style-name="T7_75">);<text:line-break/><text:s text:c="5"/></text:span><text:span text:style-name="T7_76">printf</text:span><text:span text:style-name="T7_77">("</text:span><text:span text:style-name="T7_78">output</text:span><text:span text:style-name="T7_79"><text:s/></text:span><text:span text:style-name="T7_80">file</text:span><text:span text:style-name="T7_81"><text:s/></text:span><text:span text:style-name="T7_82">name</text:span><text:span text:style-name="T7_83"><text:s/>=<text:s/>'%</text:span><text:span text:style-name="T7_84">s</text:span><text:span text:style-name="T7_85">'\</text:span><text:span text:style-name="T7_86">n</text:span><text:span text:style-name="T7_87">",<text:s/></text:span><text:span text:style-name="T7_88">oFileName</text:span><text:span text:style-name="T7_89">);<text:line-break/>}</text:span></text:p>
      <text:p text:style-name="P8"><text:span text:style-name="T8_1">Here</text:span><text:span text:style-name="T8_2">'</text:span><text:span text:style-name="T8_3">s</text:span><text:span text:style-name="T8_4"><text:s/></text:span><text:span text:style-name="T8_5">a</text:span><text:span text:style-name="T8_6"><text:s/></text:span><text:span text:style-name="T8_7">sample</text:span><text:span text:style-name="T8_8"><text:s/></text:span><text:span text:style-name="T8_9">run</text:span><text:span text:style-name="T8_10">:</text:span></text:p>
      <text:p text:style-name="P9"><text:span text:style-name="T9_1">tick</text:span><text:span text:style-name="T9_2">%<text:s/></text:span><text:span text:style-name="T9_3">assemble</text:span><text:span text:style-name="T9_4"><text:s/></text:span><text:span text:style-name="T9_5">ThisGoesIn</text:span><text:span text:style-name="T9_6">.</text:span><text:span text:style-name="T9_7">asm</text:span><text:span text:style-name="T9_8"><text:s/></text:span><text:span text:style-name="T9_9">ThisComesOut</text:span><text:span text:style-name="T9_10">.</text:span><text:span text:style-name="T9_11">obj</text:span><text:span text:style-name="T9_12"><text:line-break/></text:span><text:span text:style-name="T9_13">program</text:span><text:span text:style-name="T9_14"><text:s/></text:span><text:span text:style-name="T9_15">name</text:span><text:span text:style-name="T9_16"><text:s/>=<text:s/>'</text:span><text:span text:style-name="T9_17">assemble</text:span><text:span text:style-name="T9_18">'<text:line-break/></text:span><text:span text:style-name="T9_19">input</text:span><text:span text:style-name="T9_20"><text:s/></text:span><text:span text:style-name="T9_21">file</text:span><text:span text:style-name="T9_22"><text:s/></text:span><text:span text:style-name="T9_23">name</text:span><text:span text:style-name="T9_24"><text:s/>=<text:s/>'</text:span><text:span text:style-name="T9_25">ThisGoesIn</text:span><text:span text:style-name="T9_26">.</text:span><text:span text:style-name="T9_27">asm</text:span><text:span text:style-name="T9_28">'<text:line-break/></text:span><text:span text:style-name="T9_29">output</text:span><text:span text:style-name="T9_30"><text:s/></text:span><text:span text:style-name="T9_31">file</text:span><text:span text:style-name="T9_32"><text:s/></text:span><text:span text:style-name="T9_33">name</text:span><text:span text:style-name="T9_34"><text:s/>=<text:s/>'</text:span><text:span text:style-name="T9_35">ThisComesOut</text:span><text:span text:style-name="T9_36">.</text:span><text:span text:style-name="T9_37">obj</text:span><text:span text:style-name="T9_38">'</text:span></text:p>
      <text:p text:style-name="P10"><text:span text:style-name="T10_1">Question</text:span><text:span text:style-name="T10_2"><text:s/></text:span><text:span text:style-name="T10_3">for</text:span><text:span text:style-name="T10_4"><text:s/></text:span><text:span text:style-name="T10_5">the</text:span><text:span text:style-name="T10_6"><text:s/></text:span><text:span text:style-name="T10_7">reader</text:span><text:span text:style-name="T10_8">,<text:s/></text:span><text:span text:style-name="T10_9">what</text:span><text:span text:style-name="T10_10"><text:s/></text:span><text:span text:style-name="T10_11">happens</text:span><text:span text:style-name="T10_12"><text:s/></text:span><text:span text:style-name="T10_13">when</text:span><text:span text:style-name="T10_14"><text:s/></text:span><text:span text:style-name="T10_15">you</text:span><text:span text:style-name="T10_16"><text:s/></text:span><text:span text:style-name="T10_17">run</text:span><text:span text:style-name="T10_18"><text:s/></text:span><text:span text:style-name="T10_19">this</text:span><text:span text:style-name="T10_20"><text:s/></text:span><text:span text:style-name="T10_21">program</text:span><text:span text:style-name="T10_22"><text:s/></text:span><text:span text:style-name="T10_23">without</text:span><text:span text:style-name="T10_24"><text:s/></text:span><text:span text:style-name="T10_25">any</text:span><text:span text:style-name="T10_26"><text:s/></text:span><text:span text:style-name="T10_27">command</text:span><text:span text:style-name="T10_28"><text:s/></text:span><text:span text:style-name="T10_29">line</text:span><text:span text:style-name="T10_30"><text:s/></text:span><text:span text:style-name="T10_31">arguments</text:span><text:span text:style-name="T10_32">?<text:s/></text:span><text:span text:style-name="T10_33">How</text:span><text:span text:style-name="T10_34"><text:s/></text:span><text:span text:style-name="T10_35">do</text:span><text:span text:style-name="T10_36"><text:s/></text:span><text:span text:style-name="T10_37">you</text:span><text:span text:style-name="T10_38"><text:s/></text:span><text:span text:style-name="T10_39">recommend</text:span><text:span text:style-name="T10_40"><text:s/></text:span><text:span text:style-name="T10_41">fixing</text:span><text:span text:style-name="T10_42">/</text:span><text:span text:style-name="T10_43">preventing</text:span><text:span text:style-name="T10_44"><text:s/></text:span><text:span text:style-name="T10_45">this</text:span><text:span text:style-name="T10_46"><text:s/></text:span><text:span text:style-name="T10_47">problem</text:span><text:span text:style-name="T10_48">?</text:span></text:p>
      <text:h text:style-name="P11" text:outline-level="10"><text:span text:style-name="T11_1">Opening</text:span><text:span text:style-name="T11_2"><text:s/></text:span><text:span text:style-name="T11_3">And</text:span><text:span text:style-name="T11_4"><text:s/></text:span><text:span text:style-name="T11_5">Closing</text:span><text:span text:style-name="T11_6"><text:s/></text:span><text:span text:style-name="T11_7">Files</text:span></text:h>
      <text:p text:style-name="P12"><text:span text:style-name="T12_1">FILE</text:span><text:span text:style-name="T12_2">*<text:s/></text:span><text:span text:style-name="T12_3">infile</text:span><text:span text:style-name="T12_4"><text:s/>=<text:s/></text:span><text:span text:style-name="T12_5">NULL</text:span><text:span text:style-name="T12_6">;<text:line-break/></text:span><text:span text:style-name="T12_7">FILE</text:span><text:span text:style-name="T12_8">*<text:s/></text:span><text:span text:style-name="T12_9">outfile</text:span><text:span text:style-name="T12_10"><text:s/>=<text:s/></text:span><text:span text:style-name="T12_11">NULL</text:span><text:span text:style-name="T12_12">;<text:line-break/><text:line-break/></text:span><text:span text:style-name="T12_13">int</text:span><text:span text:style-name="T12_14"><text:line-break/></text:span><text:span text:style-name="T12_15">main</text:span><text:span text:style-name="T12_16">(</text:span><text:span text:style-name="T12_17">int</text:span><text:span text:style-name="T12_18"><text:s/></text:span><text:span text:style-name="T12_19">argc</text:span><text:span text:style-name="T12_20">,<text:s/></text:span><text:span text:style-name="T12_21">char</text:span><text:span text:style-name="T12_22">*<text:s/></text:span><text:span text:style-name="T12_23">argv</text:span><text:span text:style-name="T12_24">[])<text:s/>{<text:line-break/><text:tab/><text:line-break/><text:s text:c="5"/>/*<text:s/></text:span><text:span text:style-name="T12_25">open</text:span><text:span text:style-name="T12_26"><text:s/></text:span><text:span text:style-name="T12_27">the</text:span><text:span text:style-name="T12_28"><text:s/></text:span><text:span text:style-name="T12_29">source</text:span><text:span text:style-name="T12_30"><text:s/></text:span><text:span text:style-name="T12_31">file</text:span><text:span text:style-name="T12_32"><text:s/>*/<text:line-break/><text:s text:c="5"/></text:span><text:span text:style-name="T12_33">infile</text:span><text:span text:style-name="T12_34"><text:s/>=<text:s/></text:span><text:span text:style-name="T12_35">fopen</text:span><text:span text:style-name="T12_36">(</text:span><text:span text:style-name="T12_37">argv</text:span><text:span text:style-name="T12_38">[1],<text:s/>"</text:span><text:span text:style-name="T12_39">r</text:span><text:span text:style-name="T12_40">");<text:line-break/><text:s text:c="5"/></text:span><text:span text:style-name="T12_41">outfile</text:span><text:span text:style-name="T12_42"><text:s/>=<text:s/></text:span><text:span text:style-name="T12_43">fopen</text:span><text:span text:style-name="T12_44">(</text:span><text:span text:style-name="T12_45">argv</text:span><text:span text:style-name="T12_46">[2],<text:s/>"</text:span><text:span text:style-name="T12_47">w</text:span><text:span text:style-name="T12_48">");<text:line-break/><text:tab/><text:tab/><text:s/><text:line-break/><text:s text:c="5"/></text:span><text:span text:style-name="T12_49">if</text:span><text:span text:style-name="T12_50"><text:s/>(!</text:span><text:span text:style-name="T12_51">infile</text:span><text:span text:style-name="T12_52">)<text:s/>{<text:line-break/><text:s text:c="7"/></text:span><text:span text:style-name="T12_53">printf</text:span><text:span text:style-name="T12_54">("</text:span><text:span text:style-name="T12_55">Error</text:span><text:span text:style-name="T12_56">:<text:s/></text:span><text:span text:style-name="T12_57">Cannot</text:span><text:span text:style-name="T12_58"><text:s/></text:span><text:span text:style-name="T12_59">open</text:span><text:span text:style-name="T12_60"><text:s/></text:span><text:span text:style-name="T12_61">file</text:span><text:span text:style-name="T12_62"><text:s/>%</text:span><text:span text:style-name="T12_63">s</text:span><text:span text:style-name="T12_64">\</text:span><text:span text:style-name="T12_65">n</text:span><text:span text:style-name="T12_66">",<text:s/></text:span><text:span text:style-name="T12_67">argv</text:span><text:span text:style-name="T12_68">[1]);<text:line-break/><text:s text:c="7"/></text:span><text:span text:style-name="T12_69">exit</text:span><text:span text:style-name="T12_70">(4);<text:line-break/><text:tab/><text:tab/><text:s/>}<text:line-break/><text:s text:c="5"/></text:span><text:span text:style-name="T12_71">if</text:span><text:span text:style-name="T12_72"><text:s/>(!</text:span><text:span text:style-name="T12_73">outfile</text:span><text:span text:style-name="T12_74">)<text:s/>{<text:line-break/><text:s text:c="7"/></text:span><text:span text:style-name="T12_75">printf</text:span><text:span text:style-name="T12_76">("</text:span><text:span text:style-name="T12_77">Error</text:span><text:span text:style-name="T12_78">:<text:s/></text:span><text:span text:style-name="T12_79">Cannot</text:span><text:span text:style-name="T12_80"><text:s/></text:span><text:span text:style-name="T12_81">open</text:span><text:span text:style-name="T12_82"><text:s/></text:span><text:span text:style-name="T12_83">file</text:span><text:span text:style-name="T12_84"><text:s/>%</text:span><text:span text:style-name="T12_85">s</text:span><text:span text:style-name="T12_86">\</text:span><text:span text:style-name="T12_87">n</text:span><text:span text:style-name="T12_88">",<text:s/></text:span><text:span text:style-name="T12_89">argv</text:span><text:span text:style-name="T12_90">[2]);<text:line-break/><text:s text:c="7"/></text:span><text:span text:style-name="T12_91">exit</text:span><text:span text:style-name="T12_92">(4);<text:line-break/><text:s text:c="5"/>}<text:line-break/><text:line-break/><text:s text:c="5"/>/*<text:s/></text:span><text:span text:style-name="T12_93">Do</text:span><text:span text:style-name="T12_94"><text:s/></text:span><text:span text:style-name="T12_95">stuff</text:span><text:span text:style-name="T12_96"><text:s/></text:span><text:span text:style-name="T12_97">with</text:span><text:span text:style-name="T12_98"><text:s/></text:span><text:span text:style-name="T12_99">files</text:span><text:span text:style-name="T12_100"><text:s/>*/<text:line-break/><text:line-break/><text:s text:c="5"/></text:span><text:span text:style-name="T12_101">fclose</text:span><text:span text:style-name="T12_102">(</text:span><text:span text:style-name="T12_103">infile</text:span><text:span text:style-name="T12_104">);<text:line-break/><text:s text:c="5"/></text:span><text:span text:style-name="T12_105">fclose</text:span><text:span text:style-name="T12_106">(</text:span><text:span text:style-name="T12_107">outfile</text:span><text:span text:style-name="T12_108">);<text:line-break/>}</text:span></text:p>
      <text:h text:style-name="P13" text:outline-level="10"><text:span text:style-name="T13_1">Convert</text:span><text:span text:style-name="T13_2"><text:s/></text:span><text:span text:style-name="T13_3">a</text:span><text:span text:style-name="T13_4"><text:s/></text:span><text:span text:style-name="T13_5">String</text:span><text:span text:style-name="T13_6"><text:s/></text:span><text:span text:style-name="T13_7">To</text:span><text:span text:style-name="T13_8"><text:s/></text:span><text:span text:style-name="T13_9">a</text:span><text:span text:style-name="T13_10"><text:s/></text:span><text:span text:style-name="T13_11">Number</text:span></text:h>
      <text:p text:style-name="P14"><text:span text:style-name="T14_1">Hex</text:span><text:span text:style-name="T14_2"><text:s/></text:span><text:span text:style-name="T14_3">numbers</text:span><text:span text:style-name="T14_4"><text:s/></text:span><text:span text:style-name="T14_5">must</text:span><text:span text:style-name="T14_6"><text:s/></text:span><text:span text:style-name="T14_7">be</text:span><text:span text:style-name="T14_8"><text:s/></text:span><text:span text:style-name="T14_9">in</text:span><text:span text:style-name="T14_10"><text:s/></text:span><text:span text:style-name="T14_11">the</text:span><text:span text:style-name="T14_12"><text:s/></text:span><text:span text:style-name="T14_13">form</text:span><text:span text:style-name="T14_14"><text:s/>“</text:span><text:span text:style-name="T14_15">x</text:span><text:span text:style-name="T14_16">3000”,<text:s/></text:span><text:span text:style-name="T14_17">and</text:span><text:span text:style-name="T14_18"><text:s/></text:span><text:span text:style-name="T14_19">decimal</text:span><text:span text:style-name="T14_20"><text:s/></text:span><text:span text:style-name="T14_21">numbers</text:span><text:span text:style-name="T14_22"><text:s/></text:span><text:span text:style-name="T14_23">must</text:span><text:span text:style-name="T14_24"><text:s/></text:span><text:span text:style-name="T14_25">be</text:span><text:span text:style-name="T14_26"><text:s/></text:span><text:span text:style-name="T14_27">in</text:span><text:span text:style-name="T14_28"><text:s/></text:span><text:span text:style-name="T14_29">the</text:span><text:span text:style-name="T14_30"><text:s/></text:span><text:span text:style-name="T14_31">form</text:span><text:span text:style-name="T14_32"><text:s/>“#30”.</text:span></text:p>
      <text:p text:style-name="P15"><text:span text:style-name="T15_1">int</text:span><text:span text:style-name="T15_2"><text:line-break/></text:span><text:span text:style-name="T15_3">toNum</text:span><text:span text:style-name="T15_4">(<text:s/></text:span><text:span text:style-name="T15_5">char</text:span><text:span text:style-name="T15_6"><text:s/>*<text:s/></text:span><text:span text:style-name="T15_7">pStr</text:span><text:span text:style-name="T15_8"><text:s/>)<text:line-break/>{<text:line-break/><text:s text:c="3"/></text:span><text:span text:style-name="T15_9">char</text:span><text:span text:style-name="T15_10"><text:s/>*<text:s/></text:span><text:span text:style-name="T15_11">t</text:span><text:span text:style-name="T15_12">_</text:span><text:span text:style-name="T15_13">ptr</text:span><text:span text:style-name="T15_14">;<text:line-break/><text:s text:c="3"/></text:span><text:span text:style-name="T15_15">char</text:span><text:span text:style-name="T15_16"><text:s/>*<text:s/></text:span><text:span text:style-name="T15_17">orig</text:span><text:span text:style-name="T15_18">_</text:span><text:span text:style-name="T15_19">pStr</text:span><text:span text:style-name="T15_20">;<text:line-break/><text:s text:c="3"/></text:span><text:span text:style-name="T15_21">int</text:span><text:span text:style-name="T15_22"><text:s/></text:span><text:span text:style-name="T15_23">t</text:span><text:span text:style-name="T15_24">_</text:span><text:span text:style-name="T15_25">length</text:span><text:span text:style-name="T15_26">,</text:span><text:span text:style-name="T15_27">k</text:span><text:span text:style-name="T15_28">;<text:line-break/><text:s text:c="3"/></text:span><text:span text:style-name="T15_29">int</text:span><text:span text:style-name="T15_30"><text:s/></text:span><text:span text:style-name="T15_31">lNum</text:span><text:span text:style-name="T15_32">,<text:s/></text:span><text:span text:style-name="T15_33">lNeg</text:span><text:span text:style-name="T15_34"><text:s/>=<text:s/>0;<text:line-break/><text:s text:c="3"/></text:span><text:span text:style-name="T15_35">long</text:span><text:span text:style-name="T15_36"><text:s/></text:span><text:span text:style-name="T15_37">int</text:span><text:span text:style-name="T15_38"><text:s/></text:span><text:span text:style-name="T15_39">lNumLong</text:span><text:span text:style-name="T15_40">;<text:line-break/><text:line-break/><text:s text:c="3"/></text:span><text:span text:style-name="T15_41">orig</text:span><text:span text:style-name="T15_42">_</text:span><text:span text:style-name="T15_43">pStr</text:span><text:span text:style-name="T15_44"><text:s/>=<text:s/></text:span><text:span text:style-name="T15_45">pStr</text:span><text:span text:style-name="T15_46">;<text:line-break/><text:s text:c="3"/></text:span><text:span text:style-name="T15_47">if</text:span><text:span text:style-name="T15_48">(<text:s/>*</text:span><text:span text:style-name="T15_49">pStr</text:span><text:span text:style-name="T15_50"><text:s/>==<text:s/>'#'<text:s/>)<text:tab/><text:tab/><text:tab/><text:tab/>/*<text:s/></text:span><text:span text:style-name="T15_51">decimal</text:span><text:span text:style-name="T15_52"><text:s/>*/<text:line-break/><text:s text:c="3"/>{<text:s/><text:line-break/><text:s text:c="5"/></text:span><text:span text:style-name="T15_53">pStr</text:span><text:span text:style-name="T15_54">++;<text:line-break/><text:s text:c="5"/></text:span><text:span text:style-name="T15_55">if</text:span><text:span text:style-name="T15_56">(<text:s/>*</text:span><text:span text:style-name="T15_57">pStr</text:span><text:span text:style-name="T15_58"><text:s/>==<text:s/>'-'<text:s/>)<text:tab/><text:tab/><text:tab/>/*<text:s/></text:span><text:span text:style-name="T15_59">dec</text:span><text:span text:style-name="T15_60"><text:s/></text:span><text:span text:style-name="T15_61">is</text:span><text:span text:style-name="T15_62"><text:s/></text:span><text:span text:style-name="T15_63">negative</text:span><text:span text:style-name="T15_64"><text:s/>*/<text:line-break/><text:s text:c="5"/>{<text:line-break/><text:s text:c="7"/></text:span><text:span text:style-name="T15_65">lNeg</text:span><text:span text:style-name="T15_66"><text:s/>=<text:s/>1;<text:line-break/><text:s text:c="7"/></text:span><text:span text:style-name="T15_67">pStr</text:span><text:span text:style-name="T15_68">++;<text:line-break/><text:s text:c="5"/>}<text:line-break/><text:s text:c="5"/></text:span><text:span text:style-name="T15_69">t</text:span><text:span text:style-name="T15_70">_</text:span><text:span text:style-name="T15_71">ptr</text:span><text:span text:style-name="T15_72"><text:s/>=<text:s/></text:span><text:span text:style-name="T15_73">pStr</text:span><text:span text:style-name="T15_74">;<text:line-break/><text:s text:c="5"/></text:span><text:span text:style-name="T15_75">t</text:span><text:span text:style-name="T15_76">_</text:span><text:span text:style-name="T15_77">length</text:span><text:span text:style-name="T15_78"><text:s/>=<text:s/></text:span><text:span text:style-name="T15_79">strlen</text:span><text:span text:style-name="T15_80">(</text:span><text:span text:style-name="T15_81">t</text:span><text:span text:style-name="T15_82">_</text:span><text:span text:style-name="T15_83">ptr</text:span><text:span text:style-name="T15_84">);<text:line-break/><text:s text:c="5"/></text:span><text:span text:style-name="T15_85">for</text:span><text:span text:style-name="T15_86">(</text:span><text:span text:style-name="T15_87">k</text:span><text:span text:style-name="T15_88">=0;</text:span><text:span text:style-name="T15_89">k</text:span><text:span text:style-name="T15_90"><text:s/>&lt;<text:s/></text:span><text:span text:style-name="T15_91">t</text:span><text:span text:style-name="T15_92">_</text:span><text:span text:style-name="T15_93">length</text:span><text:span text:style-name="T15_94">;</text:span><text:span text:style-name="T15_95">k</text:span><text:span text:style-name="T15_96">++)<text:line-break/><text:s text:c="5"/>{<text:line-break/><text:s text:c="7"/></text:span><text:span text:style-name="T15_97">if</text:span><text:span text:style-name="T15_98"><text:s/>(!</text:span><text:span text:style-name="T15_99">isdigit</text:span><text:span text:style-name="T15_100">(*</text:span><text:span text:style-name="T15_101">t</text:span><text:span text:style-name="T15_102">_</text:span><text:span text:style-name="T15_103">ptr</text:span><text:span text:style-name="T15_104">))<text:line-break/><text:s text:c="7"/>{<text:line-break/><text:tab/><text:s/></text:span><text:span text:style-name="T15_105">printf</text:span><text:span text:style-name="T15_106">("</text:span><text:span text:style-name="T15_107">Error</text:span><text:span text:style-name="T15_108">:<text:s/></text:span><text:span text:style-name="T15_109">invalid</text:span><text:span text:style-name="T15_110"><text:s/></text:span><text:span text:style-name="T15_111">decimal</text:span><text:span text:style-name="T15_112"><text:s/></text:span><text:span text:style-name="T15_113">operand</text:span><text:span text:style-name="T15_114">,<text:s/>%</text:span><text:span text:style-name="T15_115">s</text:span><text:span text:style-name="T15_116">\</text:span><text:span text:style-name="T15_117">n</text:span><text:span text:style-name="T15_118">",</text:span><text:span text:style-name="T15_119">orig</text:span><text:span text:style-name="T15_120">_</text:span><text:span text:style-name="T15_121">pStr</text:span><text:span text:style-name="T15_122">);<text:line-break/><text:tab/><text:s/></text:span><text:span text:style-name="T15_123">exit</text:span><text:span text:style-name="T15_124">(4);<text:line-break/><text:s text:c="7"/>}<text:line-break/><text:s text:c="7"/></text:span><text:span text:style-name="T15_125">t</text:span><text:span text:style-name="T15_126">_</text:span><text:span text:style-name="T15_127">ptr</text:span><text:span text:style-name="T15_128">++;<text:line-break/><text:s text:c="5"/>}<text:line-break/><text:s text:c="5"/></text:span><text:span text:style-name="T15_129">lNum</text:span><text:span text:style-name="T15_130"><text:s/>=<text:s/></text:span><text:span text:style-name="T15_131">atoi</text:span><text:span text:style-name="T15_132">(</text:span><text:span text:style-name="T15_133">pStr</text:span><text:span text:style-name="T15_134">);<text:line-break/><text:s text:c="5"/></text:span><text:span text:style-name="T15_135">if</text:span><text:span text:style-name="T15_136"><text:s/>(</text:span><text:span text:style-name="T15_137">lNeg</text:span><text:span text:style-name="T15_138">)<text:line-break/><text:s text:c="7"/></text:span><text:span text:style-name="T15_139">lNum</text:span><text:span text:style-name="T15_140"><text:s/>=<text:s/>-</text:span><text:span text:style-name="T15_141">lNum</text:span><text:span text:style-name="T15_142">;<text:line-break/><text:s/><text:line-break/><text:s text:c="5"/></text:span><text:span text:style-name="T15_143">return</text:span><text:span text:style-name="T15_144"><text:s/></text:span><text:span text:style-name="T15_145">lNum</text:span><text:span text:style-name="T15_146">;<text:line-break/><text:s text:c="3"/>}<text:line-break/><text:s text:c="3"/></text:span><text:span text:style-name="T15_147">else</text:span><text:span text:style-name="T15_148"><text:s/></text:span><text:span text:style-name="T15_149">if</text:span><text:span text:style-name="T15_150">(<text:s/>*</text:span><text:span text:style-name="T15_151">pStr</text:span><text:span text:style-name="T15_152"><text:s/>==<text:s/>'</text:span><text:span text:style-name="T15_153">x</text:span><text:span text:style-name="T15_154">'<text:s/>)<text:tab/>/*<text:s/></text:span><text:span text:style-name="T15_155">hex</text:span><text:span text:style-name="T15_156"><text:s/>*/<text:line-break/><text:s text:c="3"/>{<text:line-break/><text:s text:c="5"/></text:span><text:span text:style-name="T15_157">pStr</text:span><text:span text:style-name="T15_158">++;<text:line-break/><text:s text:c="5"/></text:span><text:span text:style-name="T15_159">if</text:span><text:span text:style-name="T15_160">(<text:s/>*</text:span><text:span text:style-name="T15_161">pStr</text:span><text:span text:style-name="T15_162"><text:s/>==<text:s/>'-'<text:s/>)<text:tab/><text:tab/><text:tab/>/*<text:s/></text:span><text:span text:style-name="T15_163">hex</text:span><text:span text:style-name="T15_164"><text:s/></text:span><text:span text:style-name="T15_165">is</text:span><text:span text:style-name="T15_166"><text:s/></text:span><text:span text:style-name="T15_167">negative</text:span><text:span text:style-name="T15_168"><text:s/>*/<text:line-break/><text:s text:c="5"/>{<text:line-break/><text:s text:c="7"/></text:span><text:span text:style-name="T15_169">lNeg</text:span><text:span text:style-name="T15_170"><text:s/>=<text:s/>1;<text:line-break/><text:s text:c="7"/></text:span><text:span text:style-name="T15_171">pStr</text:span><text:span text:style-name="T15_172">++;<text:line-break/><text:s text:c="5"/>}<text:line-break/><text:s text:c="5"/></text:span><text:span text:style-name="T15_173">t</text:span><text:span text:style-name="T15_174">_</text:span><text:span text:style-name="T15_175">ptr</text:span><text:span text:style-name="T15_176"><text:s/>=<text:s/></text:span><text:span text:style-name="T15_177">pStr</text:span><text:span text:style-name="T15_178">;<text:line-break/><text:s text:c="5"/></text:span><text:span text:style-name="T15_179">t</text:span><text:span text:style-name="T15_180">_</text:span><text:span text:style-name="T15_181">length</text:span><text:span text:style-name="T15_182"><text:s/>=<text:s/></text:span><text:span text:style-name="T15_183">strlen</text:span><text:span text:style-name="T15_184">(</text:span><text:span text:style-name="T15_185">t</text:span><text:span text:style-name="T15_186">_</text:span><text:span text:style-name="T15_187">ptr</text:span><text:span text:style-name="T15_188">);<text:line-break/><text:s text:c="5"/></text:span><text:span text:style-name="T15_189">for</text:span><text:span text:style-name="T15_190">(</text:span><text:span text:style-name="T15_191">k</text:span><text:span text:style-name="T15_192">=0;</text:span><text:span text:style-name="T15_193">k</text:span><text:span text:style-name="T15_194"><text:s/>&lt;<text:s/></text:span><text:span text:style-name="T15_195">t</text:span><text:span text:style-name="T15_196">_</text:span><text:span text:style-name="T15_197">length</text:span><text:span text:style-name="T15_198">;</text:span><text:span text:style-name="T15_199">k</text:span><text:span text:style-name="T15_200">++)<text:line-break/><text:s text:c="5"/>{<text:line-break/><text:s text:c="7"/></text:span><text:span text:style-name="T15_201">if</text:span><text:span text:style-name="T15_202"><text:s/>(!</text:span><text:span text:style-name="T15_203">isxdigit</text:span><text:span text:style-name="T15_204">(*</text:span><text:span text:style-name="T15_205">t</text:span><text:span text:style-name="T15_206">_</text:span><text:span text:style-name="T15_207">ptr</text:span><text:span text:style-name="T15_208">))<text:line-break/><text:s text:c="7"/>{<text:line-break/><text:tab/><text:s/></text:span><text:span text:style-name="T15_209">printf</text:span><text:span text:style-name="T15_210">("</text:span><text:span text:style-name="T15_211">Error</text:span><text:span text:style-name="T15_212">:<text:s/></text:span><text:span text:style-name="T15_213">invalid</text:span><text:span text:style-name="T15_214"><text:s/></text:span><text:span text:style-name="T15_215">hex</text:span><text:span text:style-name="T15_216"><text:s/></text:span><text:span text:style-name="T15_217">operand</text:span><text:span text:style-name="T15_218">,<text:s/>%</text:span><text:span text:style-name="T15_219">s</text:span><text:span text:style-name="T15_220">\</text:span><text:span text:style-name="T15_221">n</text:span><text:span text:style-name="T15_222">",</text:span><text:span text:style-name="T15_223">orig</text:span><text:span text:style-name="T15_224">_</text:span><text:span text:style-name="T15_225">pStr</text:span><text:span text:style-name="T15_226">);<text:line-break/><text:tab/><text:s/></text:span><text:span text:style-name="T15_227">exit</text:span><text:span text:style-name="T15_228">(4);<text:line-break/><text:s text:c="7"/>}<text:line-break/><text:s text:c="7"/></text:span><text:span text:style-name="T15_229">t</text:span><text:span text:style-name="T15_230">_</text:span><text:span text:style-name="T15_231">ptr</text:span><text:span text:style-name="T15_232">++;<text:line-break/><text:s text:c="5"/>}<text:line-break/><text:s text:c="5"/></text:span><text:span text:style-name="T15_233">lNumLong</text:span><text:span text:style-name="T15_234"><text:s/>=<text:s/></text:span><text:span text:style-name="T15_235">strtol</text:span><text:span text:style-name="T15_236">(</text:span><text:span text:style-name="T15_237">pStr</text:span><text:span text:style-name="T15_238">,<text:s/></text:span><text:span text:style-name="T15_239">NULL</text:span><text:span text:style-name="T15_240">,<text:s/>16);<text:s text:c="4"/>/*<text:s/></text:span><text:span text:style-name="T15_241">convert</text:span><text:span text:style-name="T15_242"><text:s/></text:span><text:span text:style-name="T15_243">hex</text:span><text:span text:style-name="T15_244"><text:s/></text:span><text:span text:style-name="T15_245">string</text:span><text:span text:style-name="T15_246"><text:s/></text:span><text:span text:style-name="T15_247">into</text:span><text:span text:style-name="T15_248"><text:s/></text:span><text:span text:style-name="T15_249">integer</text:span><text:span text:style-name="T15_250"><text:s/>*/<text:line-break/><text:s text:c="5"/></text:span><text:span text:style-name="T15_251">lNum</text:span><text:span text:style-name="T15_252"><text:s/>=<text:s/>(</text:span><text:span text:style-name="T15_253">lNumLong</text:span><text:span text:style-name="T15_254"><text:s/>&gt;<text:s/></text:span><text:span text:style-name="T15_255">INT</text:span><text:span text:style-name="T15_256">_</text:span><text:span text:style-name="T15_257">MAX</text:span><text:span text:style-name="T15_258">)?<text:s/></text:span><text:span text:style-name="T15_259">INT</text:span><text:span text:style-name="T15_260">_</text:span><text:span text:style-name="T15_261">MAX</text:span><text:span text:style-name="T15_262"><text:s/>:<text:s/></text:span><text:span text:style-name="T15_263">lNumLong</text:span><text:span text:style-name="T15_264">;<text:line-break/><text:s text:c="5"/></text:span><text:span text:style-name="T15_265">if</text:span><text:span text:style-name="T15_266">(<text:s/></text:span><text:span text:style-name="T15_267">lNeg</text:span><text:span text:style-name="T15_268"><text:s/>)<text:line-break/><text:s text:c="7"/></text:span><text:span text:style-name="T15_269">lNum</text:span><text:span text:style-name="T15_270"><text:s/>=<text:s/>-</text:span><text:span text:style-name="T15_271">lNum</text:span><text:span text:style-name="T15_272">;<text:line-break/><text:s text:c="5"/></text:span><text:span text:style-name="T15_273">return</text:span><text:span text:style-name="T15_274"><text:s/></text:span><text:span text:style-name="T15_275">lNum</text:span><text:span text:style-name="T15_276">;<text:line-break/><text:s text:c="3"/>}<text:line-break/><text:s text:c="3"/></text:span><text:span text:style-name="T15_277">else</text:span><text:span text:style-name="T15_278"><text:line-break/><text:s text:c="3"/>{<text:line-break/><text:tab/></text:span><text:span text:style-name="T15_279">printf</text:span><text:span text:style-name="T15_280">(<text:s/>"</text:span><text:span text:style-name="T15_281">Error</text:span><text:span text:style-name="T15_282">:<text:s/></text:span><text:span text:style-name="T15_283">invalid</text:span><text:span text:style-name="T15_284"><text:s/></text:span><text:span text:style-name="T15_285">operand</text:span><text:span text:style-name="T15_286">,<text:s/>%</text:span><text:span text:style-name="T15_287">s</text:span><text:span text:style-name="T15_288">\</text:span><text:span text:style-name="T15_289">n</text:span><text:span text:style-name="T15_290">",<text:s/></text:span><text:span text:style-name="T15_291">orig</text:span><text:span text:style-name="T15_292">_</text:span><text:span text:style-name="T15_293">pStr</text:span><text:span text:style-name="T15_294">);<text:line-break/><text:tab/></text:span><text:span text:style-name="T15_295">exit</text:span><text:span text:style-name="T15_296">(4);<text:s/><text:line-break/><text:tab/>/*</text:span><text:span text:style-name="T15_297">This</text:span><text:span text:style-name="T15_298"><text:s/></text:span><text:span text:style-name="T15_299">has</text:span><text:span text:style-name="T15_300"><text:s/></text:span><text:span text:style-name="T15_301">been</text:span><text:span text:style-name="T15_302"><text:s/></text:span><text:span text:style-name="T15_303">changed</text:span><text:span text:style-name="T15_304"><text:s/></text:span><text:span text:style-name="T15_305">from</text:span><text:span text:style-name="T15_306"><text:s/></text:span><text:span text:style-name="T15_307">error</text:span><text:span text:style-name="T15_308"><text:s/></text:span><text:span text:style-name="T15_309">code</text:span><text:span text:style-name="T15_310"><text:s/>3<text:s/></text:span><text:span text:style-name="T15_311">to</text:span><text:span text:style-name="T15_312"><text:s/></text:span><text:span text:style-name="T15_313">error</text:span><text:span text:style-name="T15_314"><text:s/></text:span><text:span text:style-name="T15_315">code</text:span><text:span text:style-name="T15_316"><text:s/>4,<text:s/></text:span><text:span text:style-name="T15_317">see</text:span><text:span text:style-name="T15_318"><text:s/></text:span><text:span text:style-name="T15_319">clarification</text:span><text:span text:style-name="T15_320"><text:s/>12<text:s/>*/<text:line-break/><text:s text:c="3"/>}<text:line-break/>}</text:span></text:p>
      <text:h text:style-name="P16" text:outline-level="10"><text:span text:style-name="T16_1">Parsing</text:span><text:span text:style-name="T16_2"><text:s/></text:span><text:span text:style-name="T16_3">Assembly</text:span><text:span text:style-name="T16_4"><text:s/></text:span><text:span text:style-name="T16_5">Language</text:span></text:h>
      <text:p text:style-name="P17"><text:span text:style-name="T17_1">Take</text:span><text:span text:style-name="T17_2"><text:s/></text:span><text:span text:style-name="T17_3">a</text:span><text:span text:style-name="T17_4"><text:s/></text:span><text:span text:style-name="T17_5">line</text:span><text:span text:style-name="T17_6"><text:s/></text:span><text:span text:style-name="T17_7">of</text:span><text:span text:style-name="T17_8"><text:s/></text:span><text:span text:style-name="T17_9">the</text:span><text:span text:style-name="T17_10"><text:s/></text:span><text:span text:style-name="T17_11">input</text:span><text:span text:style-name="T17_12"><text:s/></text:span><text:span text:style-name="T17_13">file</text:span><text:span text:style-name="T17_14"><text:s/></text:span><text:span text:style-name="T17_15">and</text:span><text:span text:style-name="T17_16"><text:s/></text:span><text:span text:style-name="T17_17">parse</text:span><text:span text:style-name="T17_18"><text:s/></text:span><text:span text:style-name="T17_19">it</text:span><text:span text:style-name="T17_20"><text:s/></text:span><text:span text:style-name="T17_21">into</text:span><text:span text:style-name="T17_22"><text:s/></text:span><text:span text:style-name="T17_23">corresponding</text:span><text:span text:style-name="T17_24"><text:s/></text:span><text:span text:style-name="T17_25">fields</text:span><text:span text:style-name="T17_26">.<text:s/></text:span><text:span text:style-name="T17_27">Note</text:span><text:span text:style-name="T17_28"><text:s/></text:span><text:span text:style-name="T17_29">that</text:span><text:span text:style-name="T17_30"><text:s/></text:span><text:span text:style-name="T17_31">you</text:span><text:span text:style-name="T17_32"><text:s/></text:span><text:span text:style-name="T17_33">need</text:span><text:span text:style-name="T17_34"><text:s/></text:span><text:span text:style-name="T17_35">to</text:span><text:span text:style-name="T17_36"><text:s/></text:span><text:span text:style-name="T17_37">write</text:span><text:span text:style-name="T17_38"><text:s/></text:span><text:span text:style-name="T17_39">the</text:span><text:span text:style-name="T17_40"><text:s/></text:span><text:span text:style-name="T17_41">isOpcode</text:span><text:span text:style-name="T17_42">(</text:span><text:span text:style-name="T17_43">char</text:span><text:span text:style-name="T17_44">*)<text:s/></text:span><text:span text:style-name="T17_45">function</text:span><text:span text:style-name="T17_46"><text:s/></text:span><text:span text:style-name="T17_47">which</text:span><text:span text:style-name="T17_48"><text:s/></text:span><text:span text:style-name="T17_49">determines</text:span><text:span text:style-name="T17_50"><text:s/></text:span><text:span text:style-name="T17_51">whether</text:span><text:span text:style-name="T17_52"><text:s/></text:span><text:span text:style-name="T17_53">a</text:span><text:span text:style-name="T17_54"><text:s/></text:span><text:span text:style-name="T17_55">string</text:span><text:span text:style-name="T17_56"><text:s/></text:span><text:span text:style-name="T17_57">of</text:span><text:span text:style-name="T17_58"><text:s/></text:span><text:span text:style-name="T17_59">characters</text:span><text:span text:style-name="T17_60"><text:s/></text:span><text:span text:style-name="T17_61">is</text:span><text:span text:style-name="T17_62"><text:s/></text:span><text:span text:style-name="T17_63">a</text:span><text:span text:style-name="T17_64"><text:s/></text:span><text:span text:style-name="T17_65">valid</text:span><text:span text:style-name="T17_66"><text:s/></text:span><text:span text:style-name="T17_67">opcode</text:span><text:span text:style-name="T17_68">.</text:span></text:p>
      <text:p text:style-name="P18"><text:span text:style-name="T18_1"><text:tab/></text:span><text:span text:style-name="T18_2">#</text:span><text:span text:style-name="T18_3">define</text:span><text:span text:style-name="T18_4"><text:s/></text:span><text:span text:style-name="T18_5">MAX</text:span><text:span text:style-name="T18_6">_</text:span><text:span text:style-name="T18_7">LINE</text:span><text:span text:style-name="T18_8">_</text:span><text:span text:style-name="T18_9">LENGTH</text:span><text:span text:style-name="T18_10"><text:s/>255<text:line-break/><text:tab/></text:span><text:span text:style-name="T18_11">enum</text:span><text:span text:style-name="T18_12"><text:line-break/><text:tab/>{<text:line-break/><text:tab/><text:s text:c="3"/></text:span><text:span text:style-name="T18_13">DONE</text:span><text:span text:style-name="T18_14">,<text:s/></text:span><text:span text:style-name="T18_15">OK</text:span><text:span text:style-name="T18_16">,<text:s/></text:span><text:span text:style-name="T18_17">EMPTY</text:span><text:span text:style-name="T18_18">_</text:span><text:span text:style-name="T18_19">LINE</text:span><text:span text:style-name="T18_20"><text:line-break/><text:tab/>};<text:line-break/><text:line-break/><text:tab/></text:span><text:span text:style-name="T18_21">int</text:span><text:span text:style-name="T18_22"><text:line-break/><text:tab/></text:span><text:span text:style-name="T18_23">readAndParse</text:span><text:span text:style-name="T18_24">(<text:s/></text:span><text:span text:style-name="T18_25">FILE</text:span><text:span text:style-name="T18_26"><text:s/>*<text:s/></text:span><text:span text:style-name="T18_27">pInfile</text:span><text:span text:style-name="T18_28">,<text:s/></text:span><text:span text:style-name="T18_29">char</text:span><text:span text:style-name="T18_30"><text:s/>*<text:s/></text:span><text:span text:style-name="T18_31">pLine</text:span><text:span text:style-name="T18_32">,<text:s/></text:span><text:span text:style-name="T18_33">char</text:span><text:span text:style-name="T18_34"><text:s/>**<text:s/></text:span><text:span text:style-name="T18_35">pLabel</text:span><text:span text:style-name="T18_36">,<text:s/></text:span><text:span text:style-name="T18_37">char</text:span><text:span text:style-name="T18_38"><text:line-break/><text:tab/>**<text:s/></text:span><text:span text:style-name="T18_39">pOpcode</text:span><text:span text:style-name="T18_40">,<text:s/></text:span><text:span text:style-name="T18_41">char</text:span><text:span text:style-name="T18_42"><text:s/>**<text:s/></text:span><text:span text:style-name="T18_43">pArg</text:span><text:span text:style-name="T18_44">1,<text:s/></text:span><text:span text:style-name="T18_45">char</text:span><text:span text:style-name="T18_46"><text:s/>**<text:s/></text:span><text:span text:style-name="T18_47">pArg</text:span><text:span text:style-name="T18_48">2,<text:s/></text:span><text:span text:style-name="T18_49">char</text:span><text:span text:style-name="T18_50"><text:s/>**<text:s/></text:span><text:span text:style-name="T18_51">pArg</text:span><text:span text:style-name="T18_52">3,<text:s/></text:span><text:span text:style-name="T18_53">char</text:span><text:span text:style-name="T18_54"><text:s/>**<text:s/></text:span><text:span text:style-name="T18_55">pArg</text:span><text:span text:style-name="T18_56">4<text:line-break/><text:tab/>)<text:line-break/><text:tab/>{<text:line-break/><text:tab/><text:s text:c="3"/></text:span><text:span text:style-name="T18_57">char</text:span><text:span text:style-name="T18_58"><text:s/>*<text:s/></text:span><text:span text:style-name="T18_59">lRet</text:span><text:span text:style-name="T18_60">,<text:s/>*<text:s/></text:span><text:span text:style-name="T18_61">lPtr</text:span><text:span text:style-name="T18_62">;<text:line-break/><text:tab/><text:s text:c="3"/></text:span><text:span text:style-name="T18_63">int</text:span><text:span text:style-name="T18_64"><text:s/></text:span><text:span text:style-name="T18_65">i</text:span><text:span text:style-name="T18_66">;<text:line-break/><text:tab/><text:s text:c="3"/></text:span><text:span text:style-name="T18_67">if</text:span><text:span text:style-name="T18_68">(<text:s/>!</text:span><text:span text:style-name="T18_69">fgets</text:span><text:span text:style-name="T18_70">(<text:s/></text:span><text:span text:style-name="T18_71">pLine</text:span><text:span text:style-name="T18_72">,<text:s/></text:span><text:span text:style-name="T18_73">MAX</text:span><text:span text:style-name="T18_74">_</text:span><text:span text:style-name="T18_75">LINE</text:span><text:span text:style-name="T18_76">_</text:span><text:span text:style-name="T18_77">LENGTH</text:span><text:span text:style-name="T18_78">,<text:s/></text:span><text:span text:style-name="T18_79">pInfile</text:span><text:span text:style-name="T18_80"><text:s/>)<text:s/>)<text:line-break/><text:tab/><text:tab/></text:span><text:span text:style-name="T18_81">return</text:span><text:span text:style-name="T18_82">(<text:s/></text:span><text:span text:style-name="T18_83">DONE</text:span><text:span text:style-name="T18_84"><text:s/>);<text:line-break/><text:tab/><text:s text:c="3"/></text:span><text:span text:style-name="T18_85">for</text:span><text:span text:style-name="T18_86">(<text:s/></text:span><text:span text:style-name="T18_87">i</text:span><text:span text:style-name="T18_88"><text:s/>=<text:s/>0;<text:s/></text:span><text:span text:style-name="T18_89">i</text:span><text:span text:style-name="T18_90"><text:s/>&lt;<text:s/></text:span><text:span text:style-name="T18_91">strlen</text:span><text:span text:style-name="T18_92">(<text:s/></text:span><text:span text:style-name="T18_93">pLine</text:span><text:span text:style-name="T18_94"><text:s/>);<text:s/></text:span><text:span text:style-name="T18_95">i</text:span><text:span text:style-name="T18_96">++<text:s/>)<text:line-break/><text:tab/><text:tab/></text:span><text:span text:style-name="T18_97">pLine</text:span><text:span text:style-name="T18_98">[</text:span><text:span text:style-name="T18_99">i</text:span><text:span text:style-name="T18_100">]<text:s/>=<text:s/></text:span><text:span text:style-name="T18_101">tolower</text:span><text:span text:style-name="T18_102">(<text:s/></text:span><text:span text:style-name="T18_103">pLine</text:span><text:span text:style-name="T18_104">[</text:span><text:span text:style-name="T18_105">i</text:span><text:span text:style-name="T18_106">]<text:s/>);<text:line-break/><text:tab/><text:s text:c="3"/><text:line-break/><text:s text:c="11"/>/*<text:s/></text:span><text:span text:style-name="T18_107">convert</text:span><text:span text:style-name="T18_108"><text:s/></text:span><text:span text:style-name="T18_109">entire</text:span><text:span text:style-name="T18_110"><text:s/></text:span><text:span text:style-name="T18_111">line</text:span><text:span text:style-name="T18_112"><text:s/></text:span><text:span text:style-name="T18_113">to</text:span><text:span text:style-name="T18_114"><text:s/></text:span><text:span text:style-name="T18_115">lowercase</text:span><text:span text:style-name="T18_116"><text:s/>*/<text:line-break/><text:tab/><text:s text:c="3"/>*</text:span><text:span text:style-name="T18_117">pLabel</text:span><text:span text:style-name="T18_118"><text:s/>=<text:s/>*</text:span><text:span text:style-name="T18_119">pOpcode</text:span><text:span text:style-name="T18_120"><text:s/>=<text:s/>*</text:span><text:span text:style-name="T18_121">pArg</text:span><text:span text:style-name="T18_122">1<text:s/>=<text:s/>*</text:span><text:span text:style-name="T18_123">pArg</text:span><text:span text:style-name="T18_124">2<text:s/>=<text:s/>*</text:span><text:span text:style-name="T18_125">pArg</text:span><text:span text:style-name="T18_126">3<text:s/>=<text:s/>*</text:span><text:span text:style-name="T18_127">pArg</text:span><text:span text:style-name="T18_128">4<text:s/>=<text:s/></text:span><text:span text:style-name="T18_129">pLine</text:span><text:span text:style-name="T18_130"><text:s/>+<text:s/></text:span><text:span text:style-name="T18_131">strlen</text:span><text:span text:style-name="T18_132">(</text:span><text:span text:style-name="T18_133">pLine</text:span><text:span text:style-name="T18_134">);<text:line-break/><text:line-break/><text:tab/><text:s text:c="3"/>/*<text:s/></text:span><text:span text:style-name="T18_135">ignore</text:span><text:span text:style-name="T18_136"><text:s/></text:span><text:span text:style-name="T18_137">the</text:span><text:span text:style-name="T18_138"><text:s/></text:span><text:span text:style-name="T18_139">comments</text:span><text:span text:style-name="T18_140"><text:s/>*/<text:line-break/><text:tab/><text:s text:c="3"/></text:span><text:span text:style-name="T18_141">lPtr</text:span><text:span text:style-name="T18_142"><text:s/>=<text:s/></text:span><text:span text:style-name="T18_143">pLine</text:span><text:span text:style-name="T18_144">;<text:line-break/><text:line-break/><text:tab/><text:s text:c="3"/></text:span><text:span text:style-name="T18_145">while</text:span><text:span text:style-name="T18_146">(<text:s/>*</text:span><text:span text:style-name="T18_147">lPtr</text:span><text:span text:style-name="T18_148"><text:s/>!=<text:s/>';'<text:s/>&amp;&amp;<text:s/>*</text:span><text:span text:style-name="T18_149">lPtr</text:span><text:span text:style-name="T18_150"><text:s/>!=<text:s/>'\0'<text:s/>&amp;&amp;<text:line-break/><text:tab/><text:s text:c="3"/>*</text:span><text:span text:style-name="T18_151">lPtr</text:span><text:span text:style-name="T18_152"><text:s/>!=<text:s/>'\</text:span><text:span text:style-name="T18_153">n</text:span><text:span text:style-name="T18_154">'<text:s/>)<text:s/><text:line-break/><text:tab/><text:tab/></text:span><text:span text:style-name="T18_155">lPtr</text:span><text:span text:style-name="T18_156">++;<text:line-break/><text:line-break/><text:tab/><text:s text:c="3"/>*</text:span><text:span text:style-name="T18_157">lPtr</text:span><text:span text:style-name="T18_158"><text:s/>=<text:s/>'\0';<text:line-break/><text:tab/><text:s text:c="3"/></text:span><text:span text:style-name="T18_159">if</text:span><text:span text:style-name="T18_160">(<text:s/>!(</text:span><text:span text:style-name="T18_161">lPtr</text:span><text:span text:style-name="T18_162"><text:s/>=<text:s/></text:span><text:span text:style-name="T18_163">strtok</text:span><text:span text:style-name="T18_164">(<text:s/></text:span><text:span text:style-name="T18_165">pLine</text:span><text:span text:style-name="T18_166">,<text:s/>"\</text:span><text:span text:style-name="T18_167">t</text:span><text:span text:style-name="T18_168">\</text:span><text:span text:style-name="T18_169">n</text:span><text:span text:style-name="T18_170"><text:s/>,"<text:s/>)<text:s/>)<text:s/>)<text:s/><text:line-break/><text:tab/><text:tab/></text:span><text:span text:style-name="T18_171">return</text:span><text:span text:style-name="T18_172">(<text:s/></text:span><text:span text:style-name="T18_173">EMPTY</text:span><text:span text:style-name="T18_174">_</text:span><text:span text:style-name="T18_175">LINE</text:span><text:span text:style-name="T18_176"><text:s/>);<text:line-break/><text:line-break/><text:tab/><text:s text:c="3"/></text:span><text:span text:style-name="T18_177">if</text:span><text:span text:style-name="T18_178">(<text:s/></text:span><text:span text:style-name="T18_179">isOpcode</text:span><text:span text:style-name="T18_180">(<text:s/></text:span><text:span text:style-name="T18_181">lPtr</text:span><text:span text:style-name="T18_182"><text:s/>)<text:s/>==<text:s/>-1<text:s/>&amp;&amp;<text:s/></text:span><text:span text:style-name="T18_183">lPtr</text:span><text:span text:style-name="T18_184">[0]<text:s/>!=<text:s/>'.'<text:s/>)<text:s/>/*<text:s/></text:span><text:span text:style-name="T18_185">found</text:span><text:span text:style-name="T18_186"><text:s/></text:span><text:span text:style-name="T18_187">a</text:span><text:span text:style-name="T18_188"><text:s/></text:span><text:span text:style-name="T18_189">label</text:span><text:span text:style-name="T18_190"><text:s/>*/<text:line-break/><text:tab/><text:s text:c="3"/>{<text:line-break/><text:tab/><text:tab/>*</text:span><text:span text:style-name="T18_191">pLabel</text:span><text:span text:style-name="T18_192"><text:s/>=<text:s/></text:span><text:span text:style-name="T18_193">lPtr</text:span><text:span text:style-name="T18_194">;<text:line-break/><text:tab/><text:tab/></text:span><text:span text:style-name="T18_195">if</text:span><text:span text:style-name="T18_196">(<text:s/>!(<text:s/></text:span><text:span text:style-name="T18_197">lPtr</text:span><text:span text:style-name="T18_198"><text:s/>=<text:s/></text:span><text:span text:style-name="T18_199">strtok</text:span><text:span text:style-name="T18_200">(<text:s/></text:span><text:span text:style-name="T18_201">NULL</text:span><text:span text:style-name="T18_202">,<text:s/>"\</text:span><text:span text:style-name="T18_203">t</text:span><text:span text:style-name="T18_204">\</text:span><text:span text:style-name="T18_205">n</text:span><text:span text:style-name="T18_206"><text:s/>,"<text:s/>)<text:s/>)<text:s/>)<text:s/></text:span><text:span text:style-name="T18_207">return</text:span><text:span text:style-name="T18_208">(<text:s/></text:span><text:span text:style-name="T18_209">OK</text:span><text:span text:style-name="T18_210"><text:s/>);<text:line-break/><text:tab/><text:s text:c="3"/>}<text:line-break/><text:tab/><text:s text:c="3"/><text:line-break/><text:s text:c="11"/>*</text:span><text:span text:style-name="T18_211">pOpcode</text:span><text:span text:style-name="T18_212"><text:s/>=<text:s/></text:span><text:span text:style-name="T18_213">lPtr</text:span><text:span text:style-name="T18_214">;<text:line-break/><text:line-break/><text:tab/><text:s text:c="3"/></text:span><text:span text:style-name="T18_215">if</text:span><text:span text:style-name="T18_216">(<text:s/>!(<text:s/></text:span><text:span text:style-name="T18_217">lPtr</text:span><text:span text:style-name="T18_218"><text:s/>=<text:s/></text:span><text:span text:style-name="T18_219">strtok</text:span><text:span text:style-name="T18_220">(<text:s/></text:span><text:span text:style-name="T18_221">NULL</text:span><text:span text:style-name="T18_222">,<text:s/>"\</text:span><text:span text:style-name="T18_223">t</text:span><text:span text:style-name="T18_224">\</text:span><text:span text:style-name="T18_225">n</text:span><text:span text:style-name="T18_226"><text:s/>,"<text:s/>)<text:s/>)<text:s/>)<text:s/></text:span><text:span text:style-name="T18_227">return</text:span><text:span text:style-name="T18_228">(<text:s/></text:span><text:span text:style-name="T18_229">OK</text:span><text:span text:style-name="T18_230"><text:s/>);<text:line-break/><text:tab/><text:s text:c="3"/><text:line-break/><text:s text:c="11"/>*</text:span><text:span text:style-name="T18_231">pArg</text:span><text:span text:style-name="T18_232">1<text:s/>=<text:s/></text:span><text:span text:style-name="T18_233">lPtr</text:span><text:span text:style-name="T18_234">;<text:line-break/><text:tab/><text:s text:c="3"/><text:line-break/><text:s text:c="11"/></text:span><text:span text:style-name="T18_235">if</text:span><text:span text:style-name="T18_236">(<text:s/>!(<text:s/></text:span><text:span text:style-name="T18_237">lPtr</text:span><text:span text:style-name="T18_238"><text:s/>=<text:s/></text:span><text:span text:style-name="T18_239">strtok</text:span><text:span text:style-name="T18_240">(<text:s/></text:span><text:span text:style-name="T18_241">NULL</text:span><text:span text:style-name="T18_242">,<text:s/>"\</text:span><text:span text:style-name="T18_243">t</text:span><text:span text:style-name="T18_244">\</text:span><text:span text:style-name="T18_245">n</text:span><text:span text:style-name="T18_246"><text:s/>,"<text:s/>)<text:s/>)<text:s/>)<text:s/></text:span><text:span text:style-name="T18_247">return</text:span><text:span text:style-name="T18_248">(<text:s/></text:span><text:span text:style-name="T18_249">OK</text:span><text:span text:style-name="T18_250"><text:s/>);<text:line-break/><text:line-break/><text:tab/><text:s text:c="3"/>*</text:span><text:span text:style-name="T18_251">pArg</text:span><text:span text:style-name="T18_252">2<text:s/>=<text:s/></text:span><text:span text:style-name="T18_253">lPtr</text:span><text:span text:style-name="T18_254">;<text:line-break/><text:tab/><text:s text:c="3"/></text:span><text:span text:style-name="T18_255">if</text:span><text:span text:style-name="T18_256">(<text:s/>!(<text:s/></text:span><text:span text:style-name="T18_257">lPtr</text:span><text:span text:style-name="T18_258"><text:s/>=<text:s/></text:span><text:span text:style-name="T18_259">strtok</text:span><text:span text:style-name="T18_260">(<text:s/></text:span><text:span text:style-name="T18_261">NULL</text:span><text:span text:style-name="T18_262">,<text:s/>"\</text:span><text:span text:style-name="T18_263">t</text:span><text:span text:style-name="T18_264">\</text:span><text:span text:style-name="T18_265">n</text:span><text:span text:style-name="T18_266"><text:s/>,"<text:s/>)<text:s/>)<text:s/>)<text:s/></text:span><text:span text:style-name="T18_267">return</text:span><text:span text:style-name="T18_268">(<text:s/></text:span><text:span text:style-name="T18_269">OK</text:span><text:span text:style-name="T18_270"><text:s/>);<text:line-break/><text:line-break/><text:tab/><text:s text:c="3"/>*</text:span><text:span text:style-name="T18_271">pArg</text:span><text:span text:style-name="T18_272">3<text:s/>=<text:s/></text:span><text:span text:style-name="T18_273">lPtr</text:span><text:span text:style-name="T18_274">;<text:line-break/><text:line-break/><text:tab/><text:s text:c="3"/></text:span><text:span text:style-name="T18_275">if</text:span><text:span text:style-name="T18_276">(<text:s/>!(<text:s/></text:span><text:span text:style-name="T18_277">lPtr</text:span><text:span text:style-name="T18_278"><text:s/>=<text:s/></text:span><text:span text:style-name="T18_279">strtok</text:span><text:span text:style-name="T18_280">(<text:s/></text:span><text:span text:style-name="T18_281">NULL</text:span><text:span text:style-name="T18_282">,<text:s/>"\</text:span><text:span text:style-name="T18_283">t</text:span><text:span text:style-name="T18_284">\</text:span><text:span text:style-name="T18_285">n</text:span><text:span text:style-name="T18_286"><text:s/>,"<text:s/>)<text:s/>)<text:s/>)<text:s/></text:span><text:span text:style-name="T18_287">return</text:span><text:span text:style-name="T18_288">(<text:s/></text:span><text:span text:style-name="T18_289">OK</text:span><text:span text:style-name="T18_290"><text:s/>);<text:line-break/><text:line-break/><text:tab/><text:s text:c="3"/>*</text:span><text:span text:style-name="T18_291">pArg</text:span><text:span text:style-name="T18_292">4<text:s/>=<text:s/></text:span><text:span text:style-name="T18_293">lPtr</text:span><text:span text:style-name="T18_294">;<text:line-break/><text:line-break/><text:tab/><text:s text:c="3"/></text:span><text:span text:style-name="T18_295">return</text:span><text:span text:style-name="T18_296">(<text:s/></text:span><text:span text:style-name="T18_297">OK</text:span><text:span text:style-name="T18_298"><text:s/>);<text:line-break/><text:tab/>}<text:line-break/><text:line-break/><text:tab/>/*<text:s/></text:span><text:span text:style-name="T18_299">Note</text:span><text:span text:style-name="T18_300">:<text:s/></text:span><text:span text:style-name="T18_301">MAX</text:span><text:span text:style-name="T18_302">_</text:span><text:span text:style-name="T18_303">LINE</text:span><text:span text:style-name="T18_304">_</text:span><text:span text:style-name="T18_305">LENGTH</text:span><text:span text:style-name="T18_306">,<text:s/></text:span><text:span text:style-name="T18_307">OK</text:span><text:span text:style-name="T18_308">,<text:s/></text:span><text:span text:style-name="T18_309">EMPTY</text:span><text:span text:style-name="T18_310">_</text:span><text:span text:style-name="T18_311">LINE</text:span><text:span text:style-name="T18_312">,<text:s/></text:span><text:span text:style-name="T18_313">and</text:span><text:span text:style-name="T18_314"><text:s/></text:span><text:span text:style-name="T18_315">DONE</text:span><text:span text:style-name="T18_316"><text:s/></text:span><text:span text:style-name="T18_317">are</text:span><text:span text:style-name="T18_318"><text:s/></text:span><text:span text:style-name="T18_319">defined</text:span><text:span text:style-name="T18_320"><text:s/></text:span><text:span text:style-name="T18_321">values</text:span><text:span text:style-name="T18_322"><text:s/>*/</text:span></text:p>
      <text:p text:style-name="P19"/>
      <text:p text:style-name="P20"><text:span text:style-name="T20_1">To</text:span><text:span text:style-name="T20_2"><text:s/></text:span><text:span text:style-name="T20_3">call</text:span><text:span text:style-name="T20_4"><text:s/></text:span><text:span text:style-name="T20_5">readAndParse</text:span><text:span text:style-name="T20_6">,<text:s/></text:span><text:span text:style-name="T20_7">you</text:span><text:span text:style-name="T20_8"><text:s/></text:span><text:span text:style-name="T20_9">would</text:span><text:span text:style-name="T20_10"><text:s/></text:span><text:span text:style-name="T20_11">use</text:span><text:span text:style-name="T20_12"><text:s/></text:span><text:span text:style-name="T20_13">the</text:span><text:span text:style-name="T20_14"><text:s/></text:span><text:span text:style-name="T20_15">following</text:span><text:span text:style-name="T20_16">:</text:span></text:p>
      <text:p text:style-name="P21"><text:span text:style-name="T21_1"><text:tab/></text:span><text:span text:style-name="T21_2">func</text:span><text:span text:style-name="T21_3">()<text:s/><text:line-break/><text:tab/>{<text:line-break/><text:tab/><text:s text:c="3"/></text:span><text:span text:style-name="T21_4">char</text:span><text:span text:style-name="T21_5"><text:s/></text:span><text:span text:style-name="T21_6">lLine</text:span><text:span text:style-name="T21_7">[</text:span><text:span text:style-name="T21_8">MAX</text:span><text:span text:style-name="T21_9">_</text:span><text:span text:style-name="T21_10">LINE</text:span><text:span text:style-name="T21_11">_</text:span><text:span text:style-name="T21_12">LENGTH</text:span><text:span text:style-name="T21_13"><text:s/>+<text:s/>1],<text:s/>*</text:span><text:span text:style-name="T21_14">lLabel</text:span><text:span text:style-name="T21_15">,<text:s/>*</text:span><text:span text:style-name="T21_16">lOpcode</text:span><text:span text:style-name="T21_17">,<text:s/>*</text:span><text:span text:style-name="T21_18">lArg</text:span><text:span text:style-name="T21_19">1,<text:s/>*</text:span><text:span text:style-name="T21_20">lArg</text:span><text:span text:style-name="T21_21">2,<text:s/>*</text:span><text:span text:style-name="T21_22">lArg</text:span><text:span text:style-name="T21_23">3,<text:s/>*</text:span><text:span text:style-name="T21_24">lArg</text:span><text:span text:style-name="T21_25">4;<text:line-break/><text:line-break/><text:tab/><text:s text:c="3"/></text:span><text:span text:style-name="T21_26">int</text:span><text:span text:style-name="T21_27"><text:s/></text:span><text:span text:style-name="T21_28">lRet</text:span><text:span text:style-name="T21_29">;<text:line-break/><text:line-break/><text:tab/><text:s text:c="3"/></text:span><text:span text:style-name="T21_30">FILE</text:span><text:span text:style-name="T21_31"><text:s/>*<text:s/></text:span><text:span text:style-name="T21_32">lInfile</text:span><text:span text:style-name="T21_33">;<text:line-break/><text:line-break/><text:tab/><text:s text:c="3"/></text:span><text:span text:style-name="T21_34">lInfile</text:span><text:span text:style-name="T21_35"><text:s/>=<text:s/></text:span><text:span text:style-name="T21_36">fopen</text:span><text:span text:style-name="T21_37">(<text:s/>"</text:span><text:span text:style-name="T21_38">data</text:span><text:span text:style-name="T21_39">.</text:span><text:span text:style-name="T21_40">in</text:span><text:span text:style-name="T21_41">",<text:s/>"</text:span><text:span text:style-name="T21_42">r</text:span><text:span text:style-name="T21_43">"<text:s/>);<text:tab/>/*<text:s/></text:span><text:span text:style-name="T21_44">open</text:span><text:span text:style-name="T21_45"><text:s/></text:span><text:span text:style-name="T21_46">the</text:span><text:span text:style-name="T21_47"><text:s/></text:span><text:span text:style-name="T21_48">input</text:span><text:span text:style-name="T21_49"><text:s/></text:span><text:span text:style-name="T21_50">file</text:span><text:span text:style-name="T21_51"><text:s/>*/<text:line-break/><text:line-break/><text:tab/><text:s text:c="3"/></text:span><text:span text:style-name="T21_52">do</text:span><text:span text:style-name="T21_53"><text:line-break/><text:tab/><text:s text:c="3"/>{<text:line-break/><text:tab/><text:tab/></text:span><text:span text:style-name="T21_54">lRet</text:span><text:span text:style-name="T21_55"><text:s/>=<text:s/></text:span><text:span text:style-name="T21_56">readAndParse</text:span><text:span text:style-name="T21_57">(<text:s/></text:span><text:span text:style-name="T21_58">lInfile</text:span><text:span text:style-name="T21_59">,<text:s/></text:span><text:span text:style-name="T21_60">lLine</text:span><text:span text:style-name="T21_61">,<text:s/>&amp;</text:span><text:span text:style-name="T21_62">lLabel</text:span><text:span text:style-name="T21_63">,<text:line-break/><text:tab/><text:tab/><text:tab/>&amp;</text:span><text:span text:style-name="T21_64">lOpcode</text:span><text:span text:style-name="T21_65">,<text:s/>&amp;</text:span><text:span text:style-name="T21_66">lArg</text:span><text:span text:style-name="T21_67">1,<text:s/>&amp;</text:span><text:span text:style-name="T21_68">lArg</text:span><text:span text:style-name="T21_69">2,<text:s/>&amp;</text:span><text:span text:style-name="T21_70">lArg</text:span><text:span text:style-name="T21_71">3,<text:s/>&amp;</text:span><text:span text:style-name="T21_72">lArg</text:span><text:span text:style-name="T21_73">4<text:s/>);<text:line-break/><text:tab/><text:tab/></text:span><text:span text:style-name="T21_74">if</text:span><text:span text:style-name="T21_75">(<text:s/></text:span><text:span text:style-name="T21_76">lRet</text:span><text:span text:style-name="T21_77"><text:s/>!=<text:s/></text:span><text:span text:style-name="T21_78">DONE</text:span><text:span text:style-name="T21_79"><text:s/>&amp;&amp;<text:s/></text:span><text:span text:style-name="T21_80">lRet</text:span><text:span text:style-name="T21_81"><text:s/>!=<text:s/></text:span><text:span text:style-name="T21_82">EMPTY</text:span><text:span text:style-name="T21_83">_</text:span><text:span text:style-name="T21_84">LINE</text:span><text:span text:style-name="T21_85"><text:s/>)<text:line-break/><text:tab/><text:tab/>{<text:line-break/><text:tab/><text:tab/><text:tab/>...<text:line-break/><text:tab/><text:tab/>}<text:line-break/><text:tab/><text:s text:c="3"/>}<text:s/></text:span><text:span text:style-name="T21_86">while</text:span><text:span text:style-name="T21_87">(<text:s/></text:span><text:span text:style-name="T21_88">lRet</text:span><text:span text:style-name="T21_89"><text:s/>!=<text:s/></text:span><text:span text:style-name="T21_90">DONE</text:span><text:span text:style-name="T21_91"><text:s/>);<text:line-break/><text:tab/>}</text:span></text:p>
      <text:h text:style-name="P22" text:outline-level="10"><text:span text:style-name="T22_1">File</text:span><text:span text:style-name="T22_2"><text:s/></text:span><text:span text:style-name="T22_3">Output</text:span></text:h>
      <text:p text:style-name="P23"><text:span text:style-name="T23_1">To</text:span><text:span text:style-name="T23_2"><text:s/></text:span><text:span text:style-name="T23_3">write</text:span><text:span text:style-name="T23_4"><text:s/></text:span><text:span text:style-name="T23_5">to</text:span><text:span text:style-name="T23_6"><text:s/></text:span><text:span text:style-name="T23_7">your</text:span><text:span text:style-name="T23_8"><text:s/></text:span><text:span text:style-name="T23_9">output</text:span><text:span text:style-name="T23_10"><text:s/></text:span><text:span text:style-name="T23_11">file</text:span><text:span text:style-name="T23_12">,<text:s/></text:span><text:span text:style-name="T23_13">you</text:span><text:span text:style-name="T23_14"><text:s/></text:span><text:span text:style-name="T23_15">can</text:span><text:span text:style-name="T23_16"><text:s/></text:span><text:span text:style-name="T23_17">use</text:span><text:span text:style-name="T23_18"><text:s/></text:span><text:span text:style-name="T23_19">the</text:span><text:span text:style-name="T23_20"><text:s/></text:span><text:span text:style-name="T23_21">following</text:span><text:span text:style-name="T23_22">:</text:span></text:p>
      <text:p text:style-name="P24"><text:span text:style-name="T24_1"><text:tab/></text:span><text:span text:style-name="T24_2">FILE</text:span><text:span text:style-name="T24_3"><text:s/>*<text:s/></text:span><text:span text:style-name="T24_4">pOutfile</text:span><text:span text:style-name="T24_5">;<text:line-break/><text:tab/></text:span><text:span text:style-name="T24_6">pOutfile</text:span><text:span text:style-name="T24_7"><text:s/>=<text:s/></text:span><text:span text:style-name="T24_8">fopen</text:span><text:span text:style-name="T24_9">(<text:s/>"</text:span><text:span text:style-name="T24_10">data</text:span><text:span text:style-name="T24_11">.</text:span><text:span text:style-name="T24_12">out</text:span><text:span text:style-name="T24_13">",<text:s/>"</text:span><text:span text:style-name="T24_14">w</text:span><text:span text:style-name="T24_15">"<text:s/>);<text:line-break/><text:tab/><text:line-break/><text:tab/>...<text:line-break/><text:line-break/><text:tab/></text:span><text:span text:style-name="T24_16">fprintf</text:span><text:span text:style-name="T24_17">(<text:s/></text:span><text:span text:style-name="T24_18">pOutfile</text:span><text:span text:style-name="T24_19">,<text:s/>"0</text:span><text:span text:style-name="T24_20">x</text:span><text:span text:style-name="T24_21">%.4</text:span><text:span text:style-name="T24_22">X</text:span><text:span text:style-name="T24_23">\</text:span><text:span text:style-name="T24_24">n</text:span><text:span text:style-name="T24_25">",<text:s/></text:span><text:span text:style-name="T24_26">lInstr</text:span><text:span text:style-name="T24_27"><text:s/>);<text:tab/>/*<text:s/></text:span><text:span text:style-name="T24_28">where</text:span><text:span text:style-name="T24_29"><text:s/></text:span><text:span text:style-name="T24_30">lInstr</text:span><text:span text:style-name="T24_31"><text:s/></text:span><text:span text:style-name="T24_32">is</text:span><text:span text:style-name="T24_33"><text:s/></text:span><text:span text:style-name="T24_34">declared</text:span><text:span text:style-name="T24_35"><text:s/></text:span><text:span text:style-name="T24_36">as</text:span><text:span text:style-name="T24_37"><text:s/></text:span><text:span text:style-name="T24_38">an</text:span><text:span text:style-name="T24_39"><text:s/></text:span><text:span text:style-name="T24_40">int</text:span><text:span text:style-name="T24_41"><text:s/>*/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97cm" fo:margin-bottom="0.397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635cm" fo:margin-bottom="0.635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